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Normas</text:p>
          </table:table-cell>
          <table:table-cell office:value-type="string" calcext:value-type="string">
            <text:p>SDP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Autovalore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Iterativos</text:p>
          </table:table-cell>
          <table:table-cell office:value-type="string" calcext:value-type="string">
            <text:p>CML</text:p>
          </table:table-cell>
          <table:table-cell office:value-type="string" calcext:value-type="string">
            <text:p>Interpolación</text:p>
          </table:table-cell>
          <table:table-cell office:value-type="string" calcext:value-type="string">
            <text:p>Integración</text:p>
          </table:table-cell>
          <table:table-cell office:value-type="string" calcext:value-type="string">
            <text:p>Ceros</text:p>
          </table:table-cell>
        </table:table-row>
        <table:table-row table:style-name="ro2">
          <table:table-cell office:value-type="string" calcext:value-type="string">
            <text:p>R. Burden y J.D.Faires, Análisis numérico, International Thomson Editors, 2002.</text:p>
          </table:table-cell>
          <table:table-cell/>
          <table:table-cell table:number-columns-repeated="6" table:style-name="ce2" office:value-type="string" calcext:value-type="string">
            <text:p>x</text:p>
          </table:table-cell>
          <table:table-cell/>
          <table:table-cell table:number-columns-repeated="5" table:style-name="ce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G. Dahlquist, A. Bjorck, Numerical methods, Dover, 2003.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6"/>
          <table:table-cell table:number-columns-repeated="3" table:style-name="ce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J. Demmel, Applied Numerical Linear Algebra, SIAM,1997.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number-columns-repeated="4"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. Gill, W. Murray and M. Wright, Numerical Linear Algebra and Optimization , Addison Wesley, 1991.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. H. Golub, Matrix Computations, Charles F. Van Loan,JHU Press, 2013.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. Jerónimo, J. Sabia, S. Tesauri, Algebra lineal, Depto de Matemática, FCEN - UBA, 2008.</text:p>
          </table:table-cell>
          <table:table-cell table:style-name="ce2"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. Higham, Accuracy and Stability of Numerical Algorithms, SIAM, 2002.</text:p>
          </table:table-cell>
          <table:table-cell table:number-columns-repeated="2"/>
          <table:table-cell table:number-columns-repeated="4" table:style-name="ce2"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. Hoffman y R. Kunze, Algebra lineal, Prentice-Hall, 1977.</text:p>
          </table:table-cell>
          <table:table-cell table:style-name="ce2"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. Horn and C. Johnson, Matrix Analysis, Cambridge University Press, 2012.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. Isaacson and H. Keller, Analysis of Numerical Methods, Dover Publications, 1994.</text:p>
          </table:table-cell>
          <table:table-cell table:number-columns-repeated="8"/>
          <table:table-cell table:number-columns-repeated="4" table:style-name="ce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. Meyer, Matrix analysis and applied linear algebra, SIAM, 2010.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. J. Olver, C. Shakiban, Applied Linear Algebra, Second Edition, Springer International Publishing, 2018.</text:p>
          </table:table-cell>
          <table:table-cell table:number-columns-repeated="2"/>
          <table:table-cell table:number-columns-repeated="8"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. Sauer, Numerical Analysis, Pearson, 3rd Edition, 2017.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number-columns-repeated="7" table:style-name="ce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. Smith, Análisis numérico. , Prentice Hall, 1988.</text:p>
          </table:table-cell>
          <table:table-cell table:number-columns-repeated="10"/>
          <table:table-cell table:number-columns-repeated="3" table:style-name="ce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G. Strang, Algebra lineal y sus aplicaciones, Ediciones Paraninfo, 4ta ed., 2007.</text:p>
          </table:table-cell>
          <table:table-cell table:style-name="ce2"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. Süli, David F.Mayers, An Introduction to Numerical Analysis, Cambridge University Press, 2003.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  <table:table-cell table:number-columns-repeated="3" table:style-name="ce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. N. Trefethen, Numerical Linear Algebra, SIAM, 1997.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. Varga, Matrix Iterative Analysis, Springer, 2000.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. Watkins, Fundamentals of matrix computations, John Wiley &amp; Sons, 2010</text:p>
          </table:table-cell>
          <table:table-cell table:number-columns-repeated="3"/>
          <table:table-cell table:number-columns-repeated="7" table:style-name="ce2" office:value-type="string" calcext:value-type="string">
            <text:p>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00:39:26.593507501</meta:creation-date>
    <dc:date>2021-02-02T01:17:16.645840317</dc:date>
    <meta:editing-duration>PT15M39S</meta:editing-duration>
    <meta:editing-cycles>2</meta:editing-cycles>
    <meta:generator>LibreOffice/6.4.6.2$Linux_X86_64 LibreOffice_project/40$Build-2</meta:generator>
    <meta:document-statistic meta:table-count="1" meta:cell-count="116" meta:object-count="0"/>
  </office:meta>
</office:document-meta>
</file>